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Arial" fo:font-size="10pt" style:font-name-asian="Arial1" style:font-size-asian="10pt" style:font-name-complex="Arial1" style:font-size-complex="10pt"/>
    </style:style>
    <style:style style:name="P2" style:family="paragraph" style:parent-style-name="Standard">
      <style:text-properties fo:color="#333333" style:font-name="Arial" fo:font-size="10pt" style:font-name-asian="Arial1" style:font-size-asian="10pt" style:font-name-complex="Arial1" style:font-size-complex="10pt" fo:background-color="#ffffff"/>
    </style:style>
    <style:style style:name="P3" style:family="paragraph" style:parent-style-name="Standard">
      <style:text-properties style:font-name="Arial" fo:font-size="10pt" style:font-name-asian="Arial1" style:font-size-asian="10pt" style:font-name-complex="Arial1" style:font-size-complex="10pt"/>
    </style:style>
    <style:style style:name="P4" style:family="paragraph" style:parent-style-name="Standard" style:master-page-name="Standard">
      <loext:graphic-properties draw:fill="solid" draw:fill-color="#ffffff"/>
      <style:paragraph-properties fo:margin-left="0in" fo:margin-right="0in" fo:margin-top="0in" fo:margin-bottom="0.1945in" loext:contextual-spacing="false" fo:line-height="200%" fo:text-align="start" style:justify-single-word="false" fo:keep-together="auto" fo:orphans="2" fo:widows="2" fo:text-indent="0in" style:auto-text-indent="false" style:page-number="1" fo:background-color="#ffffff" fo:padding="0in" fo:border="none" fo:keep-with-next="auto"/>
    </style:style>
    <style:style style:name="P5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2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6" style:family="paragraph" style:parent-style-name="Standard">
      <loext:graphic-properties draw:fill="solid" draw:fill-color="#ffffff"/>
      <style:paragraph-properties fo:margin-left="0in" fo:margin-right="0in" fo:margin-top="0.1945in" fo:margin-bottom="0.1945in" loext:contextual-spacing="false" fo:line-height="200%" fo:text-align="start" style:justify-single-word="false" fo:keep-together="auto" fo:orphans="2" fo:widows="2" fo:text-indent="0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7" style:family="paragraph" style:parent-style-name="Standard">
      <loext:graphic-properties draw:fill="solid" draw:fill-color="#ffffff"/>
      <style:paragraph-properties fo:margin-left="0in" fo:margin-right="0in" fo:margin-top="0.1945in" fo:margin-bottom="0.139in" loext:contextual-spacing="false" fo:line-height="2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10" style:family="paragraph" style:parent-style-name="Standard">
      <loext:graphic-properties draw:fill="solid" draw:fill-color="#ffffff"/>
      <style:paragraph-properties fo:margin-left="2in" fo:margin-right="0in" fo:margin-top="0.1945in" fo:margin-bottom="0.1945in" loext:contextual-spacing="false" fo:line-height="200%" fo:text-align="start" style:justify-single-word="false" fo:keep-together="auto" fo:orphans="2" fo:widows="2" fo:text-indent="0.5in" style:auto-text-indent="false" fo:background-color="#ffffff" fo:padding="0in" fo:border="none" fo:keep-with-next="auto"/>
    </style:style>
    <style:style style:name="P11" style:family="paragraph" style:parent-style-name="Standard">
      <loext:graphic-properties draw:fill="solid" draw:fill-color="#ffffff"/>
      <style:paragraph-properties fo:margin-left="2in" fo:margin-right="0in" fo:margin-top="0.1945in" fo:margin-bottom="0.1945in" loext:contextual-spacing="false" fo:line-height="200%" fo:text-align="start" style:justify-single-word="false" fo:keep-together="auto" fo:orphans="2" fo:widows="2" fo:text-indent="0.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P12" style:family="paragraph" style:parent-style-name="Standard" style:list-style-name="WWNum1">
      <loext:graphic-properties draw:fill="solid" draw:fill-color="#ffffff"/>
      <style:paragraph-properties fo:margin-left="0.5in" fo:margin-right="0in" fo:margin-top="0.1945in" fo:margin-bottom="0in" loext:contextual-spacing="false" fo:line-height="2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3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background-color="#ffffff" fo:padding="0in" fo:border="none" fo:keep-with-next="auto"/>
    </style:style>
    <style:style style:name="P14" style:family="paragraph" style:parent-style-name="Standard" style:list-style-name="WWNum1">
      <loext:graphic-properties draw:fill="solid" draw:fill-color="#ffffff"/>
      <style:paragraph-properties fo:margin-left="0.5in" fo:margin-right="0in" fo:margin-top="0in" fo:margin-bottom="0.1945in" loext:contextual-spacing="false" fo:line-height="200%" fo:text-align="start" style:justify-single-word="false" fo:keep-together="auto" fo:orphans="2" fo:widows="2" fo:text-indent="-0.25in" style:auto-text-indent="false" fo:background-color="#ffffff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P15" style:family="paragraph" style:parent-style-name="Standard">
      <loext:graphic-properties draw:fill="solid" draw:fill-color="#ffffff"/>
      <style:paragraph-properties fo:margin-left="0.5in" fo:margin-right="0in" fo:margin-top="0.1945in" fo:margin-bottom="0.1945in" loext:contextual-spacing="false" fo:line-height="200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normal" style:font-name-asian="Arial1" style:font-size-asian="10pt" style:font-style-asian="normal" style:font-weight-asian="normal" style:font-name-complex="Arial1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none" fo:font-weight="bold" style:font-name-asian="Arial1" style:font-size-asian="10pt" style:font-style-asian="normal" style:font-weight-asian="bold" style:font-name-complex="Arial1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0pt" fo:font-style="normal" style:text-underline-style="solid" style:text-underline-width="auto" style:text-underline-color="font-color" fo:font-weight="bold" style:font-name-asian="Arial1" style:font-size-asian="10pt" style:font-style-asian="normal" style:font-weight-asian="bold" style:font-name-complex="Arial1" style:font-size-complex="10pt"/>
    </style:style>
    <style:style style:name="T4" style:family="text">
      <style:text-properties style:font-name="Arial" fo:font-size="10pt" style:font-name-asian="Arial1" style:font-size-asian="10pt" style:font-name-complex="Arial1" style:font-size-complex="10pt"/>
    </style:style>
    <style:style style:name="T5" style:family="text">
      <style:text-properties fo:color="#333333" style:font-name="Arial" fo:font-size="10pt" style:font-name-asian="Arial1" style:font-size-asian="10pt" style:font-name-complex="Arial1" style:font-size-complex="10pt" fo:background-color="#ffffff"/>
    </style:style>
    <style:style style:name="T6" style:family="text">
      <style:text-properties fo:color="#333333" style:font-name="Arial" fo:font-size="10pt" style:font-name-asian="Arial1" style:font-size-asian="10pt" style:font-name-complex="Arial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<text:tab/><text:tab/><text:tab/><text:tab/></text:span></text:p>
      <text:p text:style-name="P10"><text:span text:style-name="T2">WILL and Last testament <text:s text:c="2"/></text:span></text:p>
      <text:p text:style-name="P11"/>
      <text:p text:style-name="P5"><text:span text:style-name="T3">A.General </text:span></text:p>
      <text:p text:style-name="P5"><text:span text:style-name="T1">I, &lt;name&gt;, <text:s text:c="3"/>residing at &lt; address &gt; , &lt;religion&gt; by religion, do hereby revoke all my previous Wills (or) Codicils and declare that this is my last Will for assets in India , which I make on this <text:s/>date the <text:s text:c="2"/>&lt; today’s date &gt;. </text:span></text:p>
      <text:p text:style-name="P5"><text:span text:style-name="T1">//start clause- will in india</text:span></text:p>
      <text:p text:style-name="P5"><text:span text:style-name="T1"><text:s/>This will is solely in respect of my assets in India and should co- exist with wills made for assets outside India, irrespective of when those wills have been made.</text:span></text:p>
      <text:p text:style-name="P5"><text:span text:style-name="T1">//end </text:span></text:p>
      <text:p text:style-name="P5"><text:span text:style-name="T1">I declare that I am in good health and possess a sound mind. This Will is made by me without any persuasion or coercion and out of my own independent decision only. This will has been drafted on my instructions and I have read and completely understood the contents of this will. After being satisfied, I have subscribed my signature to this last will and testament. <text:s text:c="2"/></text:span></text:p>
      <text:p text:style-name="P5"><text:span text:style-name="T2">B.Personal details</text:span></text:p>
      <text:p text:style-name="P5"><text:span text:style-name="T1">1.My date of birth is &lt; &gt; and place of birth is &lt; &gt;.</text:span></text:p>
      <text:p text:style-name="P5"><text:span text:style-name="T1">// start insert clause- aadhar no /pan no </text:span></text:p>
      <text:p text:style-name="P5"><text:span text:style-name="T1">My aadhar no/Pan no <text:s/>is &lt; &gt;.</text:span></text:p>
      <text:p text:style-name="P5"><text:span text:style-name="T1">//end</text:span></text:p>
      <text:p text:style-name="Standard"><text:span text:style-name="T4">2.</text:span><text:span text:style-name="T5"> //Start Insert clause- name of spouse </text:span></text:p>
      <text:p text:style-name="Standard"><text:span text:style-name="T5">I am married to &lt;Name of Spouse&gt;, who I will refer to as "my spouse", </text:span></text:p>
      <text:p text:style-name="Standard"><text:span text:style-name="T5">//Insert clause- spouse details <text:s/></text:span></text:p>
      <text:p text:style-name="Standard"><text:span text:style-name="T5">whose details are</text:span></text:p>
      <text:p text:style-name="Standard"><text:span text:style-name="T5"><text:s/>date of birth <text:s/>&lt; <text:s/>&gt;, aadhar no &lt;&gt;.</text:span></text:p>
      <text:p text:style-name="Standard"><text:span text:style-name="T6">//end</text:span></text:p>
      <text:p text:style-name="Standard"><text:span text:style-name="T6">//end</text:span></text:p>
      <text:p text:style-name="Standard"><text:span text:style-name="T6"><text:line-break/></text:span><text:span text:style-name="T5">OR </text:span></text:p>
      <text:p text:style-name="Standard"><text:span text:style-name="T5">//Start Insert clause – not married </text:span><text:span text:style-name="T6"><text:line-break/><text:line-break/></text:span><text:span text:style-name="T5">I am not married and I have never been married.</text:span><text:span text:style-name="T6"><text:line-break/>//end <text:line-break/></text:span></text:p>
      <text:p text:style-name="Standard"><text:span text:style-name="T5">OR </text:span></text:p>
      <text:p text:style-name="Standard"><text:span text:style-name="T6">//Start Insert clause- name of previous spouse <text:line-break/></text:span><text:span text:style-name="T5">I am not currently married but I was previously married to &lt;Name of Last Spouse&gt; and the marriage ended by </text:span></text:p>
      <text:p text:style-name="Standard"><text:soft-page-break/><text:span text:style-name="T5">//insert clause end of marriage </text:span></text:p>
      <text:p text:style-name="Standard"><text:span text:style-name="T5">&lt;STATE WHICH Death, Divorce&gt; in &lt;Year&gt;.</text:span></text:p>
      <text:p text:style-name="Standard"><text:span text:style-name="T6">//end </text:span></text:p>
      <text:p text:style-name="Standard"><text:span text:style-name="T6">//end</text:span></text:p>
      <text:p text:style-name="P1"/>
      <text:p text:style-name="P1"/>
      <text:p text:style-name="Standard"><text:span text:style-name="T6"><text:line-break/><text:line-break/></text:span><text:span text:style-name="T5">3. Children.</text:span></text:p>
      <text:p text:style-name="Standard"><text:span text:style-name="T5"><text:s/>//start insert clause – no children <text:s/></text:span></text:p>
      <text:p text:style-name="Standard"><text:span text:style-name="T5">I have "NO" living children.</text:span></text:p>
      <text:p text:style-name="Standard"><text:span text:style-name="T5">//end</text:span></text:p>
      <text:p text:style-name="P2"/>
      <text:p text:style-name="Standard"><text:span text:style-name="T5">OR </text:span></text:p>
      <text:p text:style-name="Standard"><text:span text:style-name="T5"><text:s/>//start insert clause –living children <text:s/></text:span></text:p>
      <text:p text:style-name="Standard"><text:span text:style-name="T5">I have &lt; &gt; living children, and their names and details are as follows</text:span></text:p>
      <text:p text:style-name="Standard"><text:span text:style-name="T5">1) name &lt;child 1 &gt;, &lt;date of birth 1/aadhar 1 &gt;</text:span></text:p>
      <text:p text:style-name="Standard"><text:span text:style-name="T5">2) name &lt;child 2 &gt;, &lt;date of birth 2/aadhar 2 &gt;</text:span></text:p>
      <text:p text:style-name="P2"/>
      <text:p text:style-name="Standard"><text:span text:style-name="T5">//end</text:span></text:p>
      <text:p text:style-name="P2"/>
      <text:p text:style-name="P2"/>
      <text:p text:style-name="P3"/>
      <text:p text:style-name="P5"><text:span text:style-name="T1">D.//Start – insert clause No dependents </text:span></text:p>
      <text:p text:style-name="P5"><text:span text:style-name="T1">I have &lt;NO&gt; dependents. </text:span></text:p>
      <text:p text:style-name="P5"><text:span text:style-name="T1">//end </text:span></text:p>
      <text:p text:style-name="P6"/>
      <text:p text:style-name="P5"><text:span text:style-name="T1">OR </text:span></text:p>
      <text:p text:style-name="P5"><text:soft-page-break/><text:span text:style-name="T1">//start – insert clause Dependents </text:span></text:p>
      <text:p text:style-name="P5"><text:span text:style-name="T1">I have &lt; &gt; number of dependents and their details are as follows</text:span></text:p>
      <text:list xml:id="list3814980072" text:style-name="WWNum1">
        <text:list-item>
          <text:p text:style-name="P12"><text:span text:style-name="T1">Name: &lt;dep1&gt; , &lt; aadhar/dob1&gt; </text:span></text:p>
        </text:list-item>
        <text:list-item>
          <text:p text:style-name="P13"><text:span text:style-name="T1">Name: &lt;dep2&gt;, &lt;aadhar/dob&gt;</text:span></text:p>
        </text:list-item>
        <text:list-item>
          <text:p text:style-name="P14"/>
        </text:list-item>
      </text:list>
      <text:p text:style-name="P5"><text:span text:style-name="T1"><text:s/></text:span></text:p>
      <text:p text:style-name="P15"><text:span text:style-name="T1">//end </text:span></text:p>
      <text:p text:style-name="P5"><text:span text:style-name="T1">E. //start – insert clause additional beneficiaries </text:span></text:p>
      <text:p text:style-name="P5"><text:span text:style-name="T1">The following are the additional beneficiaries of my will</text:span></text:p>
      <text:p text:style-name="P5"><text:span text:style-name="T1">1. Name1 <text:s/>Dob ( or address) or ( other verification)</text:span></text:p>
      <text:p text:style-name="P5"><text:span text:style-name="T1">//end <text:tab/><text:tab/><text:tab/><text:tab/></text:span></text:p>
      <text:p text:style-name="P6"/>
      <text:p text:style-name="P5"><text:span text:style-name="T1"><text:tab/>END OF PAGE 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GB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oot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1339in" style:type="center"/>
          <style:tab-stop style:position="6.2681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page-layout style:name="Mpm1">
      <style:page-layout-properties fo:page-width="8.2681in" fo:page-height="11.6929in" style:num-format="1" style:print-orientation="portrait" fo:margin-top="1in" fo:margin-bottom="0.4917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083in" fo:margin-left="0in" fo:margin-right="0in" fo:margin-top="0.4689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3" meta:paragraph-count="54" meta:word-count="405" meta:character-count="2248" meta:non-whitespace-character-count="1826"/>
    <meta:generator>LibreOfficeDev/6.0.5.2$Linux_X86_64 LibreOffice_project/</meta:generator>
  </office:meta>
</office:document-meta>
</file>